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7a0" officeooo:paragraph-rsid="00054568"/>
    </style:style>
    <style:style style:name="P2" style:family="paragraph" style:parent-style-name="Standard">
      <style:text-properties officeooo:rsid="00054568" officeooo:paragraph-rsid="00054568"/>
    </style:style>
    <style:style style:name="P3" style:family="paragraph" style:parent-style-name="Standard" style:list-style-name="L2">
      <style:text-properties officeooo:rsid="00054568" officeooo:paragraph-rsid="00054568"/>
    </style:style>
    <style:style style:name="P4" style:family="paragraph" style:parent-style-name="Standard">
      <style:text-properties officeooo:rsid="0006b56f" officeooo:paragraph-rsid="00071837"/>
    </style:style>
    <style:style style:name="P5" style:family="paragraph" style:parent-style-name="Standard" style:list-style-name="L3">
      <style:text-properties officeooo:paragraph-rsid="00071837"/>
    </style:style>
    <style:style style:name="P6" style:family="paragraph" style:parent-style-name="Standard" style:list-style-name="L4">
      <style:text-properties officeooo:paragraph-rsid="00071837"/>
    </style:style>
    <style:style style:name="P7" style:family="paragraph" style:parent-style-name="Standard" style:list-style-name="L2">
      <style:text-properties officeooo:paragraph-rsid="000761f3"/>
    </style:style>
    <style:style style:name="T1" style:family="text">
      <style:text-properties officeooo:rsid="00071837"/>
    </style:style>
    <style:style style:name="T2" style:family="text">
      <style:text-properties officeooo:rsid="000761f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61f3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<text:tab/><text:tab/>Done by Us <text:tab/><text:tab/>##</text:p>
      <text:list xml:id="list498678448421156756" text:style-name="L2">
        <text:list-item>
          <text:p text:style-name="P3">We designed a pre-preocessor with 7 Filters – To handle unstructured data.</text:p>
          <text:list>
            <text:list-item>
              <text:p text:style-name="P3">Abreviations (lol, rofl, pls,yolo etc)</text:p>
            </text:list-item>
            <text:list-item>
              <text:p text:style-name="P3">Emoticons to text</text:p>
            </text:list-item>
            <text:list-item>
              <text:p text:style-name="P3">Spell checking and correction</text:p>
            </text:list-item>
            <text:list-item>
              <text:p text:style-name="P3">Tokenizing of tweets that have (# , @ , URL, etc)</text:p>
            </text:list-item>
            <text:list-item>
              <text:p text:style-name="P3">Normalize english contactions (doesn't -&gt;&gt; does not)</text:p>
            </text:list-item>
            <text:list-item>
              <text:p text:style-name="P3">Removed stop words and less frequent words</text:p>
            </text:list-item>
            <text:list-item>
              <text:p text:style-name="P3">Stemming</text:p>
            </text:list-item>
          </text:list>
        </text:list-item>
        <text:list-item>
          <text:p text:style-name="P3">These 7 filters were applied to the text data from twitter before it was run through any algo.</text:p>
        </text:list-item>
        <text:list-item>
          <text:p text:style-name="P7"><text:span text:style-name="T2">Apart from this we also did all the stuff done by Wenbo et al. (listed below) </text:span><text:span text:style-name="T4">Except</text:span><text:span text:style-name="T2">,</text:span></text:p>
          <text:list>
            <text:list-item>
              <text:p text:style-name="P7"><text:span text:style-name="T2">Replacing letters/punctuations that are repeated more than twice with the same two letters/punctuations</text:span></text:p>
              <text:list>
                <text:list-item>
                  <text:p text:style-name="P7"><text:span text:style-name="T2">(e.g., cooool → cool, !!!!! → !!)</text:span></text:p>
                </text:list-item>
              </text:list>
            </text:list-item>
          </text:list>
        </text:list-item>
      </text:list>
      <text:p text:style-name="P2"/>
      <text:p text:style-name="P4">##<text:tab/><text:tab/>by Wenbo et al.<text:tab/><text:tab/>##</text:p>
      <text:list xml:id="list3440036544359786390" text:style-name="L3">
        <text:list-item>
          <text:p text:style-name="P5"><text:span text:style-name="T1">Lower-cased all the words</text:span></text:p>
        </text:list-item>
        <text:list-item>
          <text:p text:style-name="P5"><text:span text:style-name="T1">Re-placed user mentions </text:span></text:p>
          <text:list>
            <text:list-item>
              <text:p text:style-name="P5"><text:span text:style-name="T1">(e.g., @ladygaga) with @user to anonymize users</text:span></text:p>
            </text:list-item>
          </text:list>
        </text:list-item>
      </text:list>
      <text:list xml:id="list5897772792244578831" text:style-name="L4">
        <text:list-item>
          <text:p text:style-name="P6"><text:span text:style-name="T1">Replaced letters/punctuations that are repeated more than twice with the same two letters/punctuations</text:span></text:p>
          <text:list>
            <text:list-item>
              <text:p text:style-name="P6"><text:span text:style-name="T1">(e.g., cooool → cool, !!!!! → !!)</text:span></text:p>
            </text:list-item>
          </text:list>
        </text:list-item>
        <text:list-item>
          <text:p text:style-name="P6"><text:span text:style-name="T1">Normalized some frequently used informal expressions (e.g., ll → will, dnt → do not)</text:span></text:p>
        </text:list-item>
        <text:list-item>
          <text:p text:style-name="P6"><text:span text:style-name="T1">Stripped hash symbols </text:span></text:p>
          <text:list>
            <text:list-item>
              <text:p text:style-name="P6"><text:span text:style-name="T1">(#tomorrow → tomorrow)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sh Palaniappan</meta:initial-creator>
    <meta:creation-date>2015-06-17T14:17:08.782074849</meta:creation-date>
    <meta:generator>LibreOffice/4.2.3.3$Linux_X86_64 LibreOffice_project/420m0$Build-3</meta:generator>
    <dc:date>2015-06-17T14:31:40.545404232</dc:date>
    <dc:creator>Satish Palaniappan</dc:creator>
    <meta:editing-duration>PT9M</meta:editing-duration>
    <meta:editing-cycles>4</meta:editing-cycles>
    <meta:document-statistic meta:table-count="0" meta:image-count="0" meta:object-count="0" meta:page-count="1" meta:paragraph-count="22" meta:word-count="190" meta:character-count="1052" meta:non-whitespace-character-count="891"/>
  </office:meta>
</office:document-meta>
</file>